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44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APLENGTH_7_Algorithms_c_distribution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APLENGTH_7_Algorithms_c_distribution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4:04:52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